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5cm" draw:marker-end="Rounded_20_short_20_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57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8cm" svg:height="5.919cm" svg:x="3.427cm" svg:y="2.266cm">
          <text:p text:style-name="P1">Isabelle</text:p>
          <text:p text:style-name="P1">theory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xml:id="id3" draw:id="id3" draw:layer="layout" svg:width="3.798cm" svg:height="5.919cm" svg:x="16.128cm" svg:y="2.241cm">
          <text:p text:style-name="P1">Haskell</text:p>
          <text:p text:style-name="P1">program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11.702cm" svg:y1="1cm" svg:x2="11.776cm" svg:y2="16.117cm">
          <text:p/>
        </draw:line>
        <draw:custom-shape draw:style-name="gr1" draw:text-style-name="P1" xml:id="id2" draw:id="id2" draw:layer="layout" svg:width="3.823cm" svg:height="1.702cm" svg:x="9.765cm" svg:y="4.362cm">
          <text:p text:style-name="P1">Code </text:p>
          <text:p text:style-name="P1">generato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7.225cm" svg:y1="5.226cm" svg:x2="9.765cm" svg:y2="5.213cm" draw:start-shape="id1" draw:start-glue-point="7" draw:end-shape="id2" draw:end-glue-point="5" svg:d="M7225 5226l2540-13">
          <text:p/>
        </draw:connector>
        <draw:connector draw:style-name="gr3" draw:text-style-name="P1" draw:layer="layout" draw:type="line" svg:x1="13.588cm" svg:y1="5.213cm" svg:x2="16.128cm" svg:y2="5.201cm" draw:start-shape="id2" draw:start-glue-point="7" draw:end-shape="id3" draw:end-glue-point="5" svg:d="M13588 5213l2540-12">
          <text:p/>
        </draw:connector>
        <draw:custom-shape draw:style-name="gr1" draw:text-style-name="P1" xml:id="id4" draw:id="id4" draw:layer="layout" svg:width="3.823cm" svg:height="1.702cm" svg:x="16.177cm" svg:y="12.008cm">
          <text:p text:style-name="P1">Theory</text:p>
          <text:p text:style-name="P1">explor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8.027cm" svg:y1="7.81cm" svg:x2="18.089cm" svg:y2="12.008cm" draw:start-shape="id3" draw:start-glue-point="6" draw:end-shape="id4" draw:end-glue-point="4" svg:d="M18027 7810l62 4198">
          <text:p/>
        </draw:connector>
        <draw:custom-shape draw:style-name="gr4" draw:text-style-name="P1" xml:id="id5" draw:id="id5" draw:layer="layout" svg:width="3.466cm" svg:height="2.029cm" svg:x="10.041cm" svg:y="11.789cm">
          <text:p text:style-name="P1">Conjectur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6.177cm" svg:y1="12.859cm" svg:x2="13.507cm" svg:y2="12.804cm" draw:start-shape="id4" draw:start-glue-point="5" draw:end-shape="id5" draw:end-glue-point="7" svg:d="M16177 12859l-2670-55">
          <text:p/>
        </draw:connector>
        <draw:custom-shape draw:style-name="gr1" draw:text-style-name="P1" xml:id="id7" draw:id="id7" draw:layer="layout" svg:width="3.332cm" svg:height="1.702cm" svg:x="1cm" svg:y="11.897cm">
          <text:p text:style-name="P1">Difficult</text:p>
          <text:p text:style-name="P1">reason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0.041cm" svg:y1="12.804cm" svg:x2="8.978cm" svg:y2="12.772cm" draw:start-shape="id5" draw:start-glue-point="5" draw:end-shape="id6" svg:d="M10041 12804l-1063-32">
          <text:p/>
        </draw:connector>
        <draw:custom-shape draw:style-name="gr6" draw:text-style-name="P1" xml:id="id8" draw:id="id8" draw:layer="layout" svg:width="3.872cm" svg:height="2.022cm" svg:x="3.352cm" svg:y="8.57cm">
          <text:p text:style-name="P1">Theorem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7" draw:text-style-name="P2" draw:layer="layout" svg:width="2.068cm" svg:height="0.806cm" svg:x="2.618cm" svg:y="10.973cm">
          <draw:text-box>
            <text:p><text:span text:style-name="T1">Proved</text:span></text:p>
          </draw:text-box>
        </draw:frame>
        <draw:line draw:style-name="gr3" draw:text-style-name="P1" draw:layer="layout" svg:x1="5.326cm" svg:y1="8.677cm" svg:x2="5.326cm" svg:y2="6.285cm">
          <text:p/>
        </draw:line>
        <draw:connector draw:style-name="gr3" draw:text-style-name="P1" draw:layer="layout" draw:type="curve" svg:x1="2.666cm" svg:y1="13.599cm" svg:x2="11.774cm" svg:y2="13.818cm" draw:start-shape="id7" draw:start-glue-point="6" draw:end-shape="id5" draw:end-glue-point="6" svg:d="M2666 13599c0 1080 9108 970 9108 219">
          <text:p/>
        </draw:connector>
        <draw:frame draw:style-name="gr8" draw:text-style-name="P2" draw:layer="layout" svg:width="1.976cm" svg:height="0.806cm" svg:x="1.399cm" svg:y="13.797cm">
          <draw:text-box>
            <text:p><text:span text:style-name="T1">Failed</text:span></text:p>
          </draw:text-box>
        </draw:frame>
        <draw:custom-shape draw:style-name="gr1" draw:text-style-name="P1" xml:id="id6" draw:id="id6" draw:layer="layout" svg:width="3.401cm" svg:height="1.702cm" svg:x="5.577cm" svg:y="11.921cm">
          <text:p text:style-name="P1">Routine</text:p>
          <text:p text:style-name="P1">reason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curve" svg:x1="2.666cm" svg:y1="11.897cm" svg:x2="3.352cm" svg:y2="9.581cm" draw:start-shape="id7" draw:start-glue-point="4" draw:end-shape="id8" draw:end-glue-point="5" svg:d="M2666 11897c0-1544 228-2316 686-2316">
          <text:p/>
        </draw:connector>
        <draw:connector draw:style-name="gr3" draw:text-style-name="P1" draw:layer="layout" draw:type="line" svg:x1="5.577cm" svg:y1="12.772cm" svg:x2="4.332cm" svg:y2="12.748cm" draw:start-shape="id6" draw:start-glue-point="5" draw:end-shape="id7" draw:end-glue-point="7" svg:d="M5577 12772l-1245-24">
          <text:p/>
        </draw:connector>
        <draw:connector draw:style-name="gr3" draw:text-style-name="P1" draw:layer="layout" draw:type="line" svg:x1="7.278cm" svg:y1="13.623cm" svg:x2="7.287cm" svg:y2="15.618cm" draw:start-shape="id6" draw:start-glue-point="6" svg:d="M7278 13623l9 1995">
          <text:p/>
        </draw:connector>
        <draw:frame draw:style-name="gr9" draw:text-style-name="P3" draw:layer="layout" svg:width="4.1cm" svg:height="1.361cm" svg:x="5.442cm" svg:y="15.462cm">
          <draw:text-box>
            <text:p text:style-name="P1"><text:span text:style-name="T1">Trivially proved?</text:span></text:p>
            <text:p text:style-name="P1"><text:span text:style-name="T1">Disca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a Johansson</meta:initial-creator>
    <meta:creation-date>2014-03-04T10:56:31</meta:creation-date>
    <dc:date>2015-08-31T12:55:07</dc:date>
    <dc:creator>Moa Johansson</dc:creator>
    <meta:editing-duration>PT1H20M14S</meta:editing-duration>
    <meta:editing-cycles>4</meta:editing-cycles>
    <meta:generator>OpenOffice/4.1.1$Unix OpenOffice.org_project/411m6$Build-9775</meta:generator>
    <meta:document-statistic meta:object-count="22"/>
  </office:meta>
</office:document-meta>
</file>